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8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2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5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6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6.746875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56.2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3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6377" table:default-cell-style-name="ce4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400230" table:style-name="ce6">
            <text:p>400.230</text:p>
          </table:table-cell>
          <table:table-cell office:value-type="float" office:value="16600" table:style-name="ce6">
            <text:p>16.600</text:p>
          </table:table-cell>
          <table:table-cell office:value-type="float" office:value="416830" table:style-name="ce6">
            <text:p>416.830</text:p>
          </table:table-cell>
          <table:table-cell office:value-type="float" office:value="329258" table:style-name="ce6">
            <text:p>329.258</text:p>
          </table:table-cell>
          <table:table-cell office:value-type="percentage" office:value="0.78990955545426189" table:style-name="ce11">
            <text:p>79,0%</text:p>
          </table:table-cell>
          <table:table-cell office:value-type="float" office:value="104529" table:style-name="ce6">
            <text:p>104.529</text:p>
          </table:table-cell>
          <table:table-cell office:value-type="date" office:date-value="2021-02-02T00:00:00" table:style-name="ce14">
            <text:p>02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Aragón</text:p>
          </table:table-cell>
          <table:table-cell office:value-type="float" office:value="68175" table:style-name="ce8">
            <text:p>68.175</text:p>
          </table:table-cell>
          <table:table-cell office:value-type="float" office:value="2900" table:style-name="ce8">
            <text:p>2.900</text:p>
          </table:table-cell>
          <table:table-cell office:value-type="float" office:value="71075" table:style-name="ce8">
            <text:p>71.075</text:p>
          </table:table-cell>
          <table:table-cell office:value-type="float" office:value="61036" table:style-name="ce8">
            <text:p>61.036</text:p>
          </table:table-cell>
          <table:table-cell office:value-type="percentage" office:value="0.85875483644037987" table:style-name="ce12">
            <text:p>85,9%</text:p>
          </table:table-cell>
          <table:table-cell office:value-type="float" office:value="15157" table:style-name="ce8">
            <text:p>15.157</text:p>
          </table:table-cell>
          <table:table-cell office:value-type="date" office:date-value="2021-02-02T00:00:00" table:style-name="ce15">
            <text:p>02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Asturias<text:s/></text:p>
          </table:table-cell>
          <table:table-cell office:value-type="float" office:value="69935" table:style-name="ce8">
            <text:p>69.935</text:p>
          </table:table-cell>
          <table:table-cell office:value-type="float" office:value="2900" table:style-name="ce8">
            <text:p>2.900</text:p>
          </table:table-cell>
          <table:table-cell office:value-type="float" office:value="72835" table:style-name="ce8">
            <text:p>72.835</text:p>
          </table:table-cell>
          <table:table-cell office:value-type="float" office:value="61483" table:style-name="ce8">
            <text:p>61.483</text:p>
          </table:table-cell>
          <table:table-cell office:value-type="percentage" office:value="0.84414086634173136" table:style-name="ce12">
            <text:p>84,4%</text:p>
          </table:table-cell>
          <table:table-cell office:value-type="float" office:value="22227" table:style-name="ce8">
            <text:p>22.227</text:p>
          </table:table-cell>
          <table:table-cell office:value-type="date" office:date-value="2021-02-02T00:00:00" table:style-name="ce15">
            <text:p>02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Baleares</text:p>
          </table:table-cell>
          <table:table-cell office:value-type="float" office:value="35460" table:style-name="ce8">
            <text:p>35.460</text:p>
          </table:table-cell>
          <table:table-cell office:value-type="float" office:value="1500" table:style-name="ce8">
            <text:p>1.500</text:p>
          </table:table-cell>
          <table:table-cell office:value-type="float" office:value="36960" table:style-name="ce8">
            <text:p>36.960</text:p>
          </table:table-cell>
          <table:table-cell office:value-type="float" office:value="26240" table:style-name="ce8">
            <text:p>26.240</text:p>
          </table:table-cell>
          <table:table-cell office:value-type="percentage" office:value="0.70995670995671001" table:style-name="ce12">
            <text:p>71,0%</text:p>
          </table:table-cell>
          <table:table-cell office:value-type="float" office:value="5262" table:style-name="ce8">
            <text:p>5.262</text:p>
          </table:table-cell>
          <table:table-cell office:value-type="date" office:date-value="2021-02-02T00:00:00" table:style-name="ce15">
            <text:p>02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narias</text:p>
          </table:table-cell>
          <table:table-cell office:value-type="float" office:value="79530" table:style-name="ce8">
            <text:p>79.530</text:p>
          </table:table-cell>
          <table:table-cell office:value-type="float" office:value="3200" table:style-name="ce8">
            <text:p>3.200</text:p>
          </table:table-cell>
          <table:table-cell office:value-type="float" office:value="82730" table:style-name="ce8">
            <text:p>82.730</text:p>
          </table:table-cell>
          <table:table-cell office:value-type="float" office:value="70794" table:style-name="ce8">
            <text:p>70.794</text:p>
          </table:table-cell>
          <table:table-cell office:value-type="percentage" office:value="0.85572343768886738" table:style-name="ce12">
            <text:p>85,6%</text:p>
          </table:table-cell>
          <table:table-cell office:value-type="float" office:value="17129" table:style-name="ce8">
            <text:p>17.129</text:p>
          </table:table-cell>
          <table:table-cell office:value-type="date" office:date-value="2021-02-02T00:00:00" table:style-name="ce15">
            <text:p>02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ntabria</text:p>
          </table:table-cell>
          <table:table-cell office:value-type="float" office:value="33495" table:style-name="ce8">
            <text:p>33.495</text:p>
          </table:table-cell>
          <table:table-cell office:value-type="float" office:value="1300" table:style-name="ce8">
            <text:p>1.300</text:p>
          </table:table-cell>
          <table:table-cell office:value-type="float" office:value="34795" table:style-name="ce8">
            <text:p>34.795</text:p>
          </table:table-cell>
          <table:table-cell office:value-type="float" office:value="26718" table:style-name="ce8">
            <text:p>26.718</text:p>
          </table:table-cell>
          <table:table-cell office:value-type="percentage" office:value="0.76786894668774253" table:style-name="ce12">
            <text:p>76,8%</text:p>
          </table:table-cell>
          <table:table-cell office:value-type="float" office:value="5861" table:style-name="ce8">
            <text:p>5.861</text:p>
          </table:table-cell>
          <table:table-cell office:value-type="date" office:date-value="2021-02-02T00:00:00" table:style-name="ce15">
            <text:p>02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stilla y Leon<text:s/></text:p>
          </table:table-cell>
          <table:table-cell office:value-type="float" office:value="149475" table:style-name="ce8">
            <text:p>149.475</text:p>
          </table:table-cell>
          <table:table-cell office:value-type="float" office:value="6200" table:style-name="ce8">
            <text:p>6.200</text:p>
          </table:table-cell>
          <table:table-cell office:value-type="float" office:value="155675" table:style-name="ce8">
            <text:p>155.675</text:p>
          </table:table-cell>
          <table:table-cell office:value-type="float" office:value="132496" table:style-name="ce8">
            <text:p>132.496</text:p>
          </table:table-cell>
          <table:table-cell office:value-type="percentage" office:value="0.85110647181628396" table:style-name="ce12">
            <text:p>85,1%</text:p>
          </table:table-cell>
          <table:table-cell office:value-type="float" office:value="40565" table:style-name="ce8">
            <text:p>40.565</text:p>
          </table:table-cell>
          <table:table-cell office:value-type="date" office:date-value="2021-02-02T00:00:00" table:style-name="ce15">
            <text:p>02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stilla La Mancha</text:p>
          </table:table-cell>
          <table:table-cell office:value-type="float" office:value="101655" table:style-name="ce8">
            <text:p>101.655</text:p>
          </table:table-cell>
          <table:table-cell office:value-type="float" office:value="4200" table:style-name="ce8">
            <text:p>4.200</text:p>
          </table:table-cell>
          <table:table-cell office:value-type="float" office:value="105855" table:style-name="ce8">
            <text:p>105.855</text:p>
          </table:table-cell>
          <table:table-cell office:value-type="float" office:value="92702" table:style-name="ce8">
            <text:p>92.702</text:p>
          </table:table-cell>
          <table:table-cell office:value-type="percentage" office:value="0.87574512304567564" table:style-name="ce12">
            <text:p>87,6%</text:p>
          </table:table-cell>
          <table:table-cell office:value-type="float" office:value="24525" table:style-name="ce8">
            <text:p>24.525</text:p>
          </table:table-cell>
          <table:table-cell office:value-type="date" office:date-value="2021-02-02T00:00:00" table:style-name="ce15">
            <text:p>02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taluña</text:p>
          </table:table-cell>
          <table:table-cell office:value-type="float" office:value="345770" table:style-name="ce8">
            <text:p>345.770</text:p>
          </table:table-cell>
          <table:table-cell office:value-type="float" office:value="14300" table:style-name="ce8">
            <text:p>14.300</text:p>
          </table:table-cell>
          <table:table-cell office:value-type="float" office:value="360070" table:style-name="ce8">
            <text:p>360.070</text:p>
          </table:table-cell>
          <table:table-cell office:value-type="float" office:value="273724" table:style-name="ce8">
            <text:p>273.724</text:p>
          </table:table-cell>
          <table:table-cell office:value-type="percentage" office:value="0.76019662843336022" table:style-name="ce12">
            <text:p>76,0%</text:p>
          </table:table-cell>
          <table:table-cell office:value-type="float" office:value="80387" table:style-name="ce8">
            <text:p>80.387</text:p>
          </table:table-cell>
          <table:table-cell office:value-type="date" office:date-value="2021-02-02T00:00:00" table:style-name="ce15">
            <text:p>02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. Valenciana</text:p>
          </table:table-cell>
          <table:table-cell office:value-type="float" office:value="175690" table:style-name="ce8">
            <text:p>175.690</text:p>
          </table:table-cell>
          <table:table-cell office:value-type="float" office:value="7000" table:style-name="ce8">
            <text:p>7.000</text:p>
          </table:table-cell>
          <table:table-cell office:value-type="float" office:value="182690" table:style-name="ce8">
            <text:p>182.690</text:p>
          </table:table-cell>
          <table:table-cell office:value-type="float" office:value="162563" table:style-name="ce8">
            <text:p>162.563</text:p>
          </table:table-cell>
          <table:table-cell office:value-type="percentage" office:value="0.88982976627073185" table:style-name="ce12">
            <text:p>89,0%</text:p>
          </table:table-cell>
          <table:table-cell office:value-type="float" office:value="58452" table:style-name="ce8">
            <text:p>58.452</text:p>
          </table:table-cell>
          <table:table-cell office:value-type="date" office:date-value="2021-02-02T00:00:00" table:style-name="ce15">
            <text:p>02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Extremadura</text:p>
          </table:table-cell>
          <table:table-cell office:value-type="float" office:value="62675" table:style-name="ce8">
            <text:p>62.675</text:p>
          </table:table-cell>
          <table:table-cell office:value-type="float" office:value="2500" table:style-name="ce8">
            <text:p>2.500</text:p>
          </table:table-cell>
          <table:table-cell office:value-type="float" office:value="65175" table:style-name="ce8">
            <text:p>65.175</text:p>
          </table:table-cell>
          <table:table-cell office:value-type="float" office:value="52880" table:style-name="ce8">
            <text:p>52.880</text:p>
          </table:table-cell>
          <table:table-cell office:value-type="percentage" office:value="0.81135404679708478" table:style-name="ce12">
            <text:p>81,1%</text:p>
          </table:table-cell>
          <table:table-cell office:value-type="float" office:value="13202" table:style-name="ce8">
            <text:p>13.202</text:p>
          </table:table-cell>
          <table:table-cell office:value-type="date" office:date-value="2021-02-02T00:00:00" table:style-name="ce15">
            <text:p>02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Galicia</text:p>
          </table:table-cell>
          <table:table-cell office:value-type="float" office:value="108925" table:style-name="ce8">
            <text:p>108.925</text:p>
          </table:table-cell>
          <table:table-cell office:value-type="float" office:value="4500" table:style-name="ce8">
            <text:p>4.500</text:p>
          </table:table-cell>
          <table:table-cell office:value-type="float" office:value="113425" table:style-name="ce8">
            <text:p>113.425</text:p>
          </table:table-cell>
          <table:table-cell office:value-type="float" office:value="90643" table:style-name="ce8">
            <text:p>90.643</text:p>
          </table:table-cell>
          <table:table-cell office:value-type="percentage" office:value="0.79914480934538246" table:style-name="ce12">
            <text:p>79,9%</text:p>
          </table:table-cell>
          <table:table-cell office:value-type="float" office:value="31725" table:style-name="ce8">
            <text:p>31.725</text:p>
          </table:table-cell>
          <table:table-cell office:value-type="date" office:date-value="2021-02-02T00:00:00" table:style-name="ce15">
            <text:p>02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La Rioja</text:p>
          </table:table-cell>
          <table:table-cell office:value-type="float" office:value="17615" table:style-name="ce8">
            <text:p>17.615</text:p>
          </table:table-cell>
          <table:table-cell office:value-type="float" office:value="600" table:style-name="ce8">
            <text:p>600</text:p>
          </table:table-cell>
          <table:table-cell office:value-type="float" office:value="18215" table:style-name="ce8">
            <text:p>18.215</text:p>
          </table:table-cell>
          <table:table-cell office:value-type="float" office:value="14118" table:style-name="ce8">
            <text:p>14.118</text:p>
          </table:table-cell>
          <table:table-cell office:value-type="percentage" office:value="0.77507548723579467" table:style-name="ce12">
            <text:p>77,5%</text:p>
          </table:table-cell>
          <table:table-cell office:value-type="float" office:value="4301" table:style-name="ce8">
            <text:p>4.301</text:p>
          </table:table-cell>
          <table:table-cell office:value-type="date" office:date-value="2021-02-02T00:00:00" table:style-name="ce15">
            <text:p>02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Madrid</text:p>
          </table:table-cell>
          <table:table-cell office:value-type="float" office:value="280725" table:style-name="ce8">
            <text:p>280.725</text:p>
          </table:table-cell>
          <table:table-cell office:value-type="float" office:value="11600" table:style-name="ce8">
            <text:p>11.600</text:p>
          </table:table-cell>
          <table:table-cell office:value-type="float" office:value="292325" table:style-name="ce8">
            <text:p>292.325</text:p>
          </table:table-cell>
          <table:table-cell office:value-type="float" office:value="211857" table:style-name="ce8">
            <text:p>211.857</text:p>
          </table:table-cell>
          <table:table-cell office:value-type="percentage" office:value="0.72473103566236208" table:style-name="ce12">
            <text:p>72,5%</text:p>
          </table:table-cell>
          <table:table-cell office:value-type="float" office:value="35902" table:style-name="ce8">
            <text:p>35.902</text:p>
          </table:table-cell>
          <table:table-cell office:value-type="date" office:date-value="2021-02-02T00:00:00" table:style-name="ce15">
            <text:p>02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Murcia<text:s/></text:p>
          </table:table-cell>
          <table:table-cell office:value-type="float" office:value="73265" table:style-name="ce8">
            <text:p>73.265</text:p>
          </table:table-cell>
          <table:table-cell office:value-type="float" office:value="3000" table:style-name="ce8">
            <text:p>3.000</text:p>
          </table:table-cell>
          <table:table-cell office:value-type="float" office:value="76265" table:style-name="ce8">
            <text:p>76.265</text:p>
          </table:table-cell>
          <table:table-cell office:value-type="float" office:value="63008" table:style-name="ce8">
            <text:p>63.008</text:p>
          </table:table-cell>
          <table:table-cell office:value-type="percentage" office:value="0.82617190060971613" table:style-name="ce12">
            <text:p>82,6%</text:p>
          </table:table-cell>
          <table:table-cell office:value-type="float" office:value="14117" table:style-name="ce8">
            <text:p>14.117</text:p>
          </table:table-cell>
          <table:table-cell office:value-type="date" office:date-value="2021-02-02T00:00:00" table:style-name="ce15">
            <text:p>02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Navarra</text:p>
          </table:table-cell>
          <table:table-cell office:value-type="float" office:value="33495" table:style-name="ce8">
            <text:p>33.495</text:p>
          </table:table-cell>
          <table:table-cell office:value-type="float" office:value="1300" table:style-name="ce8">
            <text:p>1.300</text:p>
          </table:table-cell>
          <table:table-cell office:value-type="float" office:value="34795" table:style-name="ce8">
            <text:p>34.795</text:p>
          </table:table-cell>
          <table:table-cell office:value-type="float" office:value="28199" table:style-name="ce8">
            <text:p>28.199</text:p>
          </table:table-cell>
          <table:table-cell office:value-type="percentage" office:value="0.81043253340997268" table:style-name="ce12">
            <text:p>81,0%</text:p>
          </table:table-cell>
          <table:table-cell office:value-type="float" office:value="7148" table:style-name="ce8">
            <text:p>7.148</text:p>
          </table:table-cell>
          <table:table-cell office:value-type="date" office:date-value="2021-02-02T00:00:00" table:style-name="ce15">
            <text:p>02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País Vasco</text:p>
          </table:table-cell>
          <table:table-cell office:value-type="float" office:value="91080" table:style-name="ce8">
            <text:p>91.080</text:p>
          </table:table-cell>
          <table:table-cell office:value-type="float" office:value="3600" table:style-name="ce8">
            <text:p>3.600</text:p>
          </table:table-cell>
          <table:table-cell office:value-type="float" office:value="94680" table:style-name="ce8">
            <text:p>94.680</text:p>
          </table:table-cell>
          <table:table-cell office:value-type="float" office:value="62679" table:style-name="ce8">
            <text:p>62.679</text:p>
          </table:table-cell>
          <table:table-cell office:value-type="percentage" office:value="0.66200887198986058" table:style-name="ce12">
            <text:p>66,2%</text:p>
          </table:table-cell>
          <table:table-cell office:value-type="float" office:value="16621" table:style-name="ce8">
            <text:p>16.621</text:p>
          </table:table-cell>
          <table:table-cell office:value-type="date" office:date-value="2021-02-02T00:00:00" table:style-name="ce15">
            <text:p>02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euta</text:p>
          </table:table-cell>
          <table:table-cell office:value-type="float" office:value="1980" table:style-name="ce8">
            <text:p>1.980</text:p>
          </table:table-cell>
          <table:table-cell office:value-type="float" office:value="200" table:style-name="ce8">
            <text:p>200</text:p>
          </table:table-cell>
          <table:table-cell office:value-type="float" office:value="2180" table:style-name="ce8">
            <text:p>2.180</text:p>
          </table:table-cell>
          <table:table-cell office:value-type="float" office:value="2008" table:style-name="ce8">
            <text:p>2.008</text:p>
          </table:table-cell>
          <table:table-cell office:value-type="percentage" office:value="0.92110091743119271" table:style-name="ce12">
            <text:p>92,1%</text:p>
          </table:table-cell>
          <table:table-cell office:value-type="float" office:value="806" table:style-name="ce8">
            <text:p>806</text:p>
          </table:table-cell>
          <table:table-cell office:value-type="date" office:date-value="2021-02-02T00:00:00" table:style-name="ce15">
            <text:p>02/02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Melilla</text:p>
          </table:table-cell>
          <table:table-cell office:value-type="float" office:value="1980" table:style-name="ce8">
            <text:p>1.980</text:p>
          </table:table-cell>
          <table:table-cell office:value-type="float" office:value="200" table:style-name="ce8">
            <text:p>200</text:p>
          </table:table-cell>
          <table:table-cell office:value-type="float" office:value="2180" table:style-name="ce8">
            <text:p>2.180</text:p>
          </table:table-cell>
          <table:table-cell office:value-type="float" office:value="2372" table:style-name="ce8">
            <text:p>2.372</text:p>
          </table:table-cell>
          <table:table-cell office:value-type="percentage" office:value="1.0880733944954128" table:style-name="ce12">
            <text:p>108,8%</text:p>
          </table:table-cell>
          <table:table-cell office:value-type="float" office:value="1062" table:style-name="ce8">
            <text:p>1.062</text:p>
          </table:table-cell>
          <table:table-cell office:value-type="date" office:date-value="2021-02-02T00:00:00" table:style-name="ce16">
            <text:p>02/02/2021</text:p>
          </table:table-cell>
          <table:table-cell table:number-columns-repeated="16376"/>
        </table:table-row>
        <table:table-row table:style-name="ro2">
          <table:table-cell office:value-type="string" table:style-name="ce9">
            <text:p>Totales</text:p>
          </table:table-cell>
          <table:table-cell office:value-type="float" office:value="2131155" table:style-name="ce10">
            <text:p>2.131.155</text:p>
          </table:table-cell>
          <table:table-cell office:value-type="float" office:value="87600" table:style-name="ce10">
            <text:p>87.600</text:p>
          </table:table-cell>
          <table:table-cell office:value-type="float" office:value="2218755" table:style-name="ce10">
            <text:p>2.218.755</text:p>
          </table:table-cell>
          <table:table-cell office:value-type="float" office:value="1764778" table:style-name="ce10">
            <text:p>1.764.778</text:p>
          </table:table-cell>
          <table:table-cell office:value-type="percentage" office:value="0.79539110897778253" table:style-name="ce13">
            <text:p>79,5%</text:p>
          </table:table-cell>
          <table:table-cell office:value-type="float" office:value="498978" table:style-name="ce10">
            <text:p>498.978</text:p>
          </table:table-cell>
          <table:table-cell table:number-columns-repeated="16377" table:style-name="ce4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IV</meta:initial-creator>
    <dc:creator>Sánchez Pérez. Néstor</dc:creator>
    <meta:creation-date>2021-01-04T11:25:18Z</meta:creation-date>
    <dc:date>2021-02-03T15:47:32Z</dc:date>
  </office:meta>
</office:document-meta>
</file>